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+ Discards</text:p>
          </table:table-cell>
          <table:table-cell office:value-type="string" calcext:value-type="string">
            <text:p>When you discard N cards at once for any reason, deal N^2 damage to the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3:41:37.064035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0T15:49:13.506843772</dc:date>
    <meta:editing-duration>P6DT6H10M40S</meta:editing-duration>
    <meta:editing-cycles>883</meta:editing-cycles>
    <meta:document-statistic meta:table-count="10" meta:cell-count="2019" meta:object-count="0"/>
  </office:meta>
</office:document-meta>
</file>